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302in"/>
    </style:style>
    <style:style style:name="co4" style:family="table-column">
      <style:table-column-properties fo:break-before="auto" style:column-width="1.0283in"/>
    </style:style>
    <style:style style:name="co5" style:family="table-column">
      <style:table-column-properties fo:break-before="auto" style:column-width="0.9957in"/>
    </style:style>
    <style:style style:name="co6" style:family="table-column">
      <style:table-column-properties fo:break-before="auto" style:column-width="1.170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1"/>
  </office:automatic-styles>
  <office:body>
    <office:spreadsheet>
      <table:table table:name="Rule " table:style-name="ta1" table:print="false">
        <table:table-column table:style-name="co1" table:default-cell-style-name="ce2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ce3"/>
        <table:table-column table:style-name="co2" table:number-columns-repeated="4" table:default-cell-style-name="ce3"/>
        <table:table-column table:style-name="co6" table:default-cell-style-name="Default"/>
        <table:table-row table:style-name="ro1">
          <table:table-cell table:style-name="ce1" office:value-type="string">
            <text:p>Rule </text:p>
          </table:table-cell>
          <table:table-cell table:style-name="ce1" office:value-type="string">
            <text:p># of Obs</text:p>
          </table:table-cell>
          <table:table-cell table:style-name="ce1" office:value-type="string">
            <text:p>Node</text:p>
          </table:table-cell>
          <table:table-cell table:style-name="ce1" office:value-type="string">
            <text:p># No breakdown(0)</text:p>
          </table:table-cell>
          <table:table-cell table:style-name="ce1" office:value-type="string">
            <text:p>Breakdown (1)</text:p>
          </table:table-cell>
          <table:table-cell table:style-name="ce1" office:value-type="string">
            <text:p><text:s/>BD rate</text:p>
          </table:table-cell>
          <table:table-cell table:style-name="ce1" office:value-type="string">
            <text:p>% of total obs</text:p>
          </table:table-cell>
          <table:table-cell table:style-name="ce1" office:value-type="string">
            <text:p>BD %</text:p>
          </table:table-cell>
          <table:table-cell table:style-name="ce1" office:value-type="string">
            <text:p>cumulative </text:p>
          </table:table-cell>
          <table:table-cell table:style-name="ce1" office:value-type="string">
            <text:p>No BD%</text:p>
          </table:table-cell>
          <table:table-cell table:style-name="ce1" office:value-type="string">
            <text:p>cumulative</text:p>
          </table:table-cell>
          <table:table-cell table:style-name="ce1" office:value-type="string">
            <text:p>Cumulative total </text:p>
          </table:table-cell>
        </table:table-row>
        <table:table-row table:style-name="ro1">
          <table:table-cell table:style-name="ce1" office:value-type="string">
            <text:p>No Breakdown</text:p>
          </table:table-cell>
          <table:table-cell table:number-columns-repeated="5"/>
          <table:table-cell table:style-name="Default" table:number-columns-repeated="5"/>
          <table:table-cell/>
        </table:table-row>
        <table:table-row table:style-name="ro2">
          <table:table-cell office:value-type="string">
            <text:p>lifetime&lt; 59.5 33979</text:p>
          </table:table-cell>
          <table:table-cell table:style-name="ce2" office:value-type="float" office:value="33979">
            <text:p>33979</text:p>
          </table:table-cell>
          <table:table-cell office:value-type="float" office:value="2">
            <text:p>2</text:p>
          </table:table-cell>
          <table:table-cell table:formula="of:=[.B3]" office:value-type="float" office:value="33979">
            <text:p>33979</text:p>
          </table:table-cell>
          <table:table-cell table:formula="of:=[.B3]-[.D3]" office:value-type="float" office:value="0">
            <text:p>0</text:p>
          </table:table-cell>
          <table:table-cell table:formula="of:=[.E3]/[.B3]" office:value-type="float" office:value="0">
            <text:p>0</text:p>
          </table:table-cell>
          <table:table-cell table:formula="of:=[.B3]/[.$B$11]" office:value-type="percentage" office:value="0.471930555555556">
            <text:p>47.19%</text:p>
          </table:table-cell>
          <table:table-cell table:formula="of:=[.E3]/[.$E$11]" office:value-type="percentage" office:value="0">
            <text:p>0.00%</text:p>
          </table:table-cell>
          <table:table-cell table:formula="of:=[.H3]" office:value-type="percentage" office:value="0">
            <text:p>0.00%</text:p>
          </table:table-cell>
          <table:table-cell table:formula="of:=[.D3]/[.$D$11]" office:value-type="percentage" office:value="0.779656739020697">
            <text:p>77.97%</text:p>
          </table:table-cell>
          <table:table-cell table:formula="of:=[.J3]" office:value-type="percentage" office:value="0.779656739020697">
            <text:p>77.97%</text:p>
          </table:table-cell>
          <table:table-cell table:formula="of:=[.G3]" office:value-type="percentage" office:value="0.471930555555556">
            <text:p>47.19%</text:p>
          </table:table-cell>
        </table:table-row>
        <table:table-row table:style-name="ro2">
          <table:table-cell office:value-type="string">
            <text:p>lifetime&lt; 72.5</text:p>
          </table:table-cell>
          <table:table-cell office:value-type="float" office:value="5298">
            <text:p>5298</text:p>
          </table:table-cell>
          <table:table-cell office:value-type="float" office:value="24">
            <text:p>24</text:p>
          </table:table-cell>
          <table:table-cell table:formula="of:=[.B4]" office:value-type="float" office:value="5298">
            <text:p>5298</text:p>
          </table:table-cell>
          <table:table-cell table:formula="of:=[.B4]-[.D4]" office:value-type="float" office:value="0">
            <text:p>0</text:p>
          </table:table-cell>
          <table:table-cell table:formula="of:=[.E4]/[.B4]" office:value-type="float" office:value="0">
            <text:p>0</text:p>
          </table:table-cell>
          <table:table-cell table:formula="of:=[.B4]/[.$B$11]" office:value-type="percentage" office:value="0.0735833333333333">
            <text:p>7.36%</text:p>
          </table:table-cell>
          <table:table-cell table:formula="of:=[.E4]/[.$E$11]" office:value-type="percentage" office:value="0">
            <text:p>0.00%</text:p>
          </table:table-cell>
          <table:table-cell table:formula="of:=[.H4]+[.I3]" office:value-type="percentage" office:value="0">
            <text:p>0.00%</text:p>
          </table:table-cell>
          <table:table-cell table:formula="of:=[.D4]/[.$D$11]" office:value-type="percentage" office:value="0.121563948419072">
            <text:p>12.16%</text:p>
          </table:table-cell>
          <table:table-cell table:formula="of:=[.J4]+[.K3]" office:value-type="percentage" office:value="0.901220687439769">
            <text:p>90.12%</text:p>
          </table:table-cell>
          <table:table-cell table:formula="of:=[.L3]+[.G4]" office:value-type="percentage" office:value="0.545513888888889">
            <text:p>54.55%</text:p>
          </table:table-cell>
        </table:table-row>
        <table:table-row table:style-name="ro2">
          <table:table-cell office:value-type="string">
            <text:p>Lifetime&gt;=75</text:p>
          </table:table-cell>
          <table:table-cell office:value-type="float" office:value="1329">
            <text:p>1329</text:p>
          </table:table-cell>
          <table:table-cell office:value-type="float" office:value="50">
            <text:p>50</text:p>
          </table:table-cell>
          <table:table-cell table:formula="of:=[.B5]" office:value-type="float" office:value="1329">
            <text:p>1329</text:p>
          </table:table-cell>
          <table:table-cell table:formula="of:=[.B5]-[.D5]" office:value-type="float" office:value="0">
            <text:p>0</text:p>
          </table:table-cell>
          <table:table-cell table:formula="of:=[.E5]/[.B5]" office:value-type="float" office:value="0">
            <text:p>0</text:p>
          </table:table-cell>
          <table:table-cell table:formula="of:=[.B5]/[.$B$11]" office:value-type="percentage" office:value="0.0184583333333333">
            <text:p>1.85%</text:p>
          </table:table-cell>
          <table:table-cell table:formula="of:=[.E5]/[.$E$11]" office:value-type="percentage" office:value="0">
            <text:p>0.00%</text:p>
          </table:table-cell>
          <table:table-cell table:formula="of:=[.H5]+[.I4]" office:value-type="percentage" office:value="0">
            <text:p>0.00%</text:p>
          </table:table-cell>
          <table:table-cell table:formula="of:=[.D5]/[.$D$11]" office:value-type="percentage" office:value="0.0304942407415906">
            <text:p>3.05%</text:p>
          </table:table-cell>
          <table:table-cell table:formula="of:=[.J5]+[.K4]" office:value-type="percentage" office:value="0.931714928181359">
            <text:p>93.17%</text:p>
          </table:table-cell>
          <table:table-cell table:formula="of:=[.L4]+[.G5]" office:value-type="percentage" office:value="0.563972222222222">
            <text:p>56.40%</text:p>
          </table:table-cell>
        </table:table-row>
        <table:table-row table:style-name="ro2">
          <table:table-cell office:value-type="string">
            <text:p>team=TeamA,TeamB</text:p>
          </table:table-cell>
          <table:table-cell office:value-type="float" office:value="295">
            <text:p>295</text:p>
          </table:table-cell>
          <table:table-cell office:value-type="float" office:value="102">
            <text:p>102</text:p>
          </table:table-cell>
          <table:table-cell table:formula="of:=[.B6]" office:value-type="float" office:value="295">
            <text:p>295</text:p>
          </table:table-cell>
          <table:table-cell table:formula="of:=[.B6]-[.D6]" office:value-type="float" office:value="0">
            <text:p>0</text:p>
          </table:table-cell>
          <table:table-cell table:formula="of:=[.E6]/[.B6]" office:value-type="float" office:value="0">
            <text:p>0</text:p>
          </table:table-cell>
          <table:table-cell table:formula="of:=[.B6]/[.$B$11]" office:value-type="percentage" office:value="0.00409722222222222">
            <text:p>0.41%</text:p>
          </table:table-cell>
          <table:table-cell table:formula="of:=[.E6]/[.$E$11]" office:value-type="percentage" office:value="0">
            <text:p>0.00%</text:p>
          </table:table-cell>
          <table:table-cell table:formula="of:=[.H6]+[.I5]" office:value-type="percentage" office:value="0">
            <text:p>0.00%</text:p>
          </table:table-cell>
          <table:table-cell table:formula="of:=[.D6]/[.$D$11]" office:value-type="percentage" office:value="0.00676884952503327">
            <text:p>0.68%</text:p>
          </table:table-cell>
          <table:table-cell table:formula="of:=[.J6]+[.K5]" office:value-type="percentage" office:value="0.938483777706393">
            <text:p>93.85%</text:p>
          </table:table-cell>
          <table:table-cell table:formula="of:=[.L5]+[.G6]" office:value-type="percentage" office:value="0.568069444444444">
            <text:p>56.81%</text:p>
          </table:table-cell>
        </table:table-row>
        <table:table-row table:style-name="ro1">
          <table:table-cell table:style-name="ce1" office:value-type="string">
            <text:p>Breakdown</text:p>
          </table:table-cell>
          <table:table-cell table:number-columns-repeated="11"/>
        </table:table-row>
        <table:table-row table:style-name="ro2">
          <table:table-cell office:value-type="string">
            <text:p>team=TeamC</text:p>
          </table:table-cell>
          <table:table-cell office:value-type="float" office:value="2240">
            <text:p>2240</text:p>
          </table:table-cell>
          <table:table-cell office:value-type="float" office:value="103">
            <text:p>103</text:p>
          </table:table-cell>
          <table:table-cell office:value-type="float" office:value="71">
            <text:p>71</text:p>
          </table:table-cell>
          <table:table-cell table:formula="of:=[.B8]-[.D8]" office:value-type="float" office:value="2169">
            <text:p>2169</text:p>
          </table:table-cell>
          <table:table-cell table:style-name="ce3" table:formula="of:=[.E8]/[.B8]" office:value-type="percentage" office:value="0.968303571428571">
            <text:p>96.83%</text:p>
          </table:table-cell>
          <table:table-cell table:formula="of:=[.B8]/[.$B$11]" office:value-type="percentage" office:value="0.0311111111111111">
            <text:p>3.11%</text:p>
          </table:table-cell>
          <table:table-cell table:formula="of:=[.E8]/[.$E$11]" office:value-type="percentage" office:value="0.0763248645224858">
            <text:p>7.63%</text:p>
          </table:table-cell>
          <table:table-cell table:formula="of:=[.H8]+[.I6]" office:value-type="percentage" office:value="0.0763248645224858">
            <text:p>7.63%</text:p>
          </table:table-cell>
          <table:table-cell table:formula="of:=[.D8]/[.$D$11]" office:value-type="percentage" office:value="0.00162911293653343">
            <text:p>0.16%</text:p>
          </table:table-cell>
          <table:table-cell table:formula="of:=[.J8]+[.K6]" office:value-type="percentage" office:value="0.940112890642926">
            <text:p>94.01%</text:p>
          </table:table-cell>
          <table:table-cell table:formula="of:=[.G8]+[.L6]" office:value-type="percentage" office:value="0.599180555555556">
            <text:p>59.92%</text:p>
          </table:table-cell>
        </table:table-row>
        <table:table-row table:style-name="ro2">
          <table:table-cell office:value-type="string">
            <text:p>provider=Provider3</text:p>
          </table:table-cell>
          <table:table-cell office:value-type="float" office:value="8663">
            <text:p>8663</text:p>
          </table:table-cell>
          <table:table-cell office:value-type="float" office:value="13">
            <text:p>13</text:p>
          </table:table-cell>
          <table:table-cell office:value-type="float" office:value="517">
            <text:p>517</text:p>
          </table:table-cell>
          <table:table-cell table:formula="of:=[.B9]-[.D9]" office:value-type="float" office:value="8146">
            <text:p>8146</text:p>
          </table:table-cell>
          <table:table-cell table:style-name="ce3" table:formula="of:=[.E9]/[.B9]" office:value-type="percentage" office:value="0.940320904998269">
            <text:p>94.03%</text:p>
          </table:table-cell>
          <table:table-cell table:formula="of:=[.B9]/[.$B$11]" office:value-type="percentage" office:value="0.120319444444444">
            <text:p>12.03%</text:p>
          </table:table-cell>
          <table:table-cell table:formula="of:=[.E9]/[.$E$11]" office:value-type="percentage" office:value="0.286649306777395">
            <text:p>28.66%</text:p>
          </table:table-cell>
          <table:table-cell table:formula="of:=+[.H9]+[.I8]" office:value-type="percentage" office:value="0.36297417129988">
            <text:p>36.30%</text:p>
          </table:table-cell>
          <table:table-cell table:formula="of:=[.D9]/[.$D$11]" office:value-type="percentage" office:value="0.0118626956082786">
            <text:p>1.19%</text:p>
          </table:table-cell>
          <table:table-cell table:formula="of:=[.J9]+[.K8]" office:value-type="percentage" office:value="0.951975586251205">
            <text:p>95.20%</text:p>
          </table:table-cell>
          <table:table-cell table:formula="of:=[.G9]+[.L8]" office:value-type="percentage" office:value="0.7195">
            <text:p>71.95%</text:p>
          </table:table-cell>
        </table:table-row>
        <table:table-row table:style-name="ro2">
          <table:table-cell office:value-type="string">
            <text:p>lifetime&gt;=78.5</text:p>
          </table:table-cell>
          <table:table-cell office:value-type="float" office:value="20196">
            <text:p>20196</text:p>
          </table:table-cell>
          <table:table-cell office:value-type="float" office:value="7">
            <text:p>7</text:p>
          </table:table-cell>
          <table:table-cell office:value-type="float" office:value="2093">
            <text:p>2093</text:p>
          </table:table-cell>
          <table:table-cell table:formula="of:=[.B10]-[.D10]" office:value-type="float" office:value="18103">
            <text:p>18103</text:p>
          </table:table-cell>
          <table:table-cell table:style-name="ce3" table:formula="of:=[.E10]/[.B10]" office:value-type="percentage" office:value="0.896365616953852">
            <text:p>89.64%</text:p>
          </table:table-cell>
          <table:table-cell table:formula="of:=[.B10]/[.$B$11]" office:value-type="percentage" office:value="0.2805">
            <text:p>28.05%</text:p>
          </table:table-cell>
          <table:table-cell table:formula="of:=[.E10]/[.$E$11]" office:value-type="percentage" office:value="0.63702582870012">
            <text:p>63.70%</text:p>
          </table:table-cell>
          <table:table-cell table:formula="of:=+[.H10]+[.I9]" office:value-type="percentage" office:value="1">
            <text:p>100.00%</text:p>
          </table:table-cell>
          <table:table-cell table:formula="of:=[.D10]/[.$D$11]" office:value-type="percentage" office:value="0.0480244137487954">
            <text:p>4.80%</text:p>
          </table:table-cell>
          <table:table-cell table:formula="of:=[.J10]+[.K9]" office:value-type="percentage" office:value="1">
            <text:p>100.00%</text:p>
          </table:table-cell>
          <table:table-cell table:formula="of:=[.G10]+[.L9]" office:value-type="percentage" office:value="1">
            <text:p>100.00%</text:p>
          </table:table-cell>
        </table:table-row>
        <table:table-row table:style-name="ro1">
          <table:table-cell table:style-name="Default"/>
          <table:table-cell table:formula="of:=SUM([.B3:.B10])" office:value-type="float" office:value="72000">
            <text:p>72000</text:p>
          </table:table-cell>
          <table:table-cell/>
          <table:table-cell table:formula="of:=SUM([.D3:.D10])" office:value-type="float" office:value="43582">
            <text:p>43582</text:p>
          </table:table-cell>
          <table:table-cell table:formula="of:=SUM([.E3:.E10])" office:value-type="float" office:value="28418">
            <text:p>28418</text:p>
          </table:table-cell>
          <table:table-cell/>
          <table:table-cell table:style-name="Default"/>
          <table:table-cell table:style-name="Default" table:formula="of:=[.E11]/[.$E$11]" office:value-type="float" office:value="1">
            <text:p>1</text:p>
          </table:table-cell>
          <table:table-cell table:style-name="Default"/>
          <table:table-cell table:style-name="Default" table:formula="of:=[.D11]/[.$D$11]" office:value-type="float" office:value="1">
            <text:p>1</text:p>
          </table:table-cell>
          <table:table-cell table:style-name="Default"/>
          <table:table-cell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1">03/11/2018</text:date>, <text:time>22:47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1T22:01:31.81</meta:creation-date>
    <dc:date>2018-03-11T22:47:46.03</dc:date>
    <meta:editing-duration>PT11M18S</meta:editing-duration>
    <meta:editing-cycles>3</meta:editing-cycles>
    <meta:generator>OpenOffice/4.1.1$Win32 OpenOffice.org_project/411m6$Build-9775</meta:generator>
    <meta:document-statistic meta:table-count="3" meta:cell-count="103" meta:object-count="0"/>
  </office:meta>
</office:document-meta>
</file>